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5f46a" officeooo:paragraph-rsid="0015f46a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5f46a" officeooo:paragraph-rsid="0015f46a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5f46a" officeooo:paragraph-rsid="0015f46a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5f46a" officeooo:paragraph-rsid="0015f46a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74d7d" officeooo:paragraph-rsid="00174d7d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8089a" officeooo:paragraph-rsid="0018089a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5f46a" officeooo:paragraph-rsid="0015f46a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8089a" officeooo:paragraph-rsid="0018089a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style="normal" style:text-underline-style="none" fo:font-weight="normal" officeooo:rsid="0015f46a" officeooo:paragraph-rsid="0015f46a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style="normal" style:text-underline-style="none" fo:font-weight="normal" officeooo:rsid="00174d7d" officeooo:paragraph-rsid="00174d7d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8089a" officeooo:paragraph-rsid="0018089a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80e2c" officeooo:paragraph-rsid="00180e2c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8089a" officeooo:paragraph-rsid="0018089a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80e2c" officeooo:paragraph-rsid="00180e2c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80e2c" officeooo:paragraph-rsid="00180e2c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officeooo:rsid="00180e2c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ujet : </text:span><text:s/><text:span text:style-name="T1">Ajouter la fonctionnalité de recherche rapide d’article à une application de commerce électronique.</text:span></text:p>
      <text:p text:style-name="P1"><text:span text:style-name="T1"/></text:p>
      <text:p text:style-name="P2"><text:span text:style-name="T1"/></text:p>
      <text:p text:style-name="P3">User Story :<text:span text:style-name="T4"> </text:span></text:p>
      <text:p text:style-name="P3"><text:span text:style-name="T4"/></text:p>
      <text:p text:style-name="P4">En tant qu’utilisateur du site de commerce, je souhaite pouvoir rechercher des articles à l’aide de mots-clés de sorte à trouver rapidement ce que je recherche.<text:tab/><text:tab/><text:tab/></text:p>
      <text:p text:style-name="P3"><text:span text:style-name="T4"/></text:p>
      <text:p text:style-name="P3"><text:span text:style-name="T4"/></text:p>
      <text:p text:style-name="P7">Acceptance criteria pour cette US :</text:p>
      <text:p text:style-name="P3"><text:span text:style-name="T3"/></text:p>
      <text:list text:style-name="L1">
        <text:list-item>
          <text:p text:style-name="P9">L’utilisateur doit trouver la barre de recherche facilement, pour éviter le problème de certains sites où leur barre de recherche est caché dans l’interface.</text:p>
        </text:list-item>
        <text:list-item>
          <text:p text:style-name="P10">L’utilisateur doit pouvoir saisir un ou plusieurs mots-clés dans la barre de recherche.</text:p>
        </text:list-item>
        <text:list-item>
          <text:p text:style-name="P10">Lorsque l’utilisateur valide ses mots-clés, une liste de résultats de recherche pertinents doit s’afficher</text:p>
        </text:list-item>
        <text:list-item>
          <text:p text:style-name="P10">Les résultats de recherche doivent inclure ua moins le nom de l’article, une brève description et son prix.</text:p>
        </text:list-item>
      </text:list>
      <text:p text:style-name="P5"/>
      <text:p text:style-name="P5"/>
      <text:p text:style-name="P5"/>
      <text:p text:style-name="P8">Scénarios :</text:p>
      <text:p text:style-name="P8"/>
      <text:list text:style-name="L2">
        <text:list-item>
          <text:p text:style-name="P13">Scénario 1 – Recherche réussie :</text:p>
        </text:list-item>
      </text:list>
      <text:p text:style-name="P8"/>
      <text:p text:style-name="P6">Etant donné que je suis un utilisateur sur la page d’accueil du site,</text:p>
      <text:p text:style-name="P6">Quand je saisi<text:span text:style-name="T5">s</text:span> « Iphone 15 » dans la barre de recherche</text:p>
      <text:p text:style-name="P6">Je vois une liste d’iphone 15 avec plusieurs modèles, leurs descriptions et leur prix.</text:p>
      <text:p text:style-name="P6"/>
      <text:list text:style-name="L3">
        <text:list-item>
          <text:p text:style-name="P14">Scénario 2 – Aucun résultat trouvé :</text:p>
        </text:list-item>
      </text:list>
      <text:p text:style-name="P15"/>
      <text:p text:style-name="P12">Etant donné que je suis un utilisateur sur la page d’accueil du site,</text:p>
      <text:p text:style-name="P12">Quand je saisis « KFC » dans la barre de recherche,</text:p>
      <text:p text:style-name="P12">Alors, je vois un message indiquant « Aucun résultat trouvé », car il n’y a pas d’article correspondant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1T12:26:11.551000000</meta:creation-date>
    <dc:date>2023-10-01T18:27:40.536000000</dc:date>
    <meta:editing-duration>PT18M54S</meta:editing-duration>
    <meta:editing-cycles>5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7" meta:word-count="219" meta:character-count="1296" meta:non-whitespace-character-count="1093"/>
  </office:meta>
</office:document-meta>
</file>